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Kid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k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radish,carrot,asparag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mato,corn,pineapple,lotus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eet,bellpepper,carrot,ginger,spinach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5, 0</text:p>
          </table:table-cell>
          <table:table-cell office:value-type="float" office:value="1111" calcext:value-type="float">
            <text:p>11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eet,leek,gmocorn,saffro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tomato,12,12</text:p>
          </table:table-cell>
          <table:table-cell table:number-columns-repeated="4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8:01:32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3-07T22:13:14.322000000</dc:date>
    <meta:editing-duration>P83DT10H28M6S</meta:editing-duration>
    <meta:editing-cycles>547</meta:editing-cycles>
    <meta:generator>LibreOffice/7.1.0.3$Windows_X86_64 LibreOffice_project/f6099ecf3d29644b5008cc8f48f42f4a40986e4c</meta:generator>
    <meta:document-statistic meta:table-count="3" meta:cell-count="2409" meta:object-count="0"/>
  </office:meta>
</office:document-meta>
</file>